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</text:p>
      <text:p text:style-name="P1">Date</text:p>
      <text:p text:style-name="P1"/>
      <text:p text:style-name="P1">TOC</text:p>
      <text:p text:style-name="P1"/>
      <text:p text:style-name="P1">Sections:</text:p>
      <text:p text:style-name="P1"/>
      <text:p text:style-name="P3">Overview</text:p>
      <text:p text:style-name="P4">Relevant Documentation</text:p>
      <text:p text:style-name="P3">Summary of Recommendations</text:p>
      <text:p text:style-name="P3">BIBFRAME approach</text:p>
      <text:p text:style-name="P4">Diagram</text:p>
      <text:p text:style-name="P3"><text:tab/>Classes/properties</text:p>
      <text:p text:style-name="P3">GCRO approach</text:p>
      <text:p text:style-name="P3"><text:tab/>Diagram</text:p>
      <text:p text:style-name="P3"><text:tab/>Classes/properties</text:p>
      <text:p text:style-name="P3">Side-by-side rdf examples</text:p>
      <text:p text:style-name="P3">Discussion/Future Work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23" meta:character-count="207" meta:non-whitespace-character-count="196"/>
    <meta:generator>LibreOfficeDev/5.1.0.3$Linux_X86_64 LibreOffice_project/</meta:generator>
  </office:meta>
</office:document-meta>
</file>